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565cm"/>
    </style:style>
    <style:style style:name="co2" style:family="table-column">
      <style:table-column-properties fo:break-before="auto" style:column-width="5.891cm"/>
    </style:style>
    <style:style style:name="co3" style:family="table-column">
      <style:table-column-properties fo:break-before="auto" style:column-width="3.366cm"/>
    </style:style>
    <style:style style:name="co4" style:family="table-column">
      <style:table-column-properties fo:break-before="auto" style:column-width="5.793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5.99cm"/>
    </style:style>
    <style:style style:name="co7" style:family="table-column">
      <style:table-column-properties fo:break-before="auto" style:column-width="3.434cm"/>
    </style:style>
    <style:style style:name="co8" style:family="table-column">
      <style:table-column-properties fo:break-before="auto" style:column-width="3.099cm"/>
    </style:style>
    <style:style style:name="co9" style:family="table-column">
      <style:table-column-properties fo:break-before="auto" style:column-width="3.896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3.729cm"/>
    </style:style>
    <style:style style:name="co12" style:family="table-column">
      <style:table-column-properties fo:break-before="auto" style:column-width="5.595cm"/>
    </style:style>
    <style:style style:name="co13" style:family="table-column">
      <style:table-column-properties fo:break-before="auto" style:column-width="3.687cm"/>
    </style:style>
    <style:style style:name="co14" style:family="table-column">
      <style:table-column-properties fo:break-before="auto" style:column-width="5.694cm"/>
    </style:style>
    <style:style style:name="co15" style:family="table-column">
      <style:table-column-properties fo:break-before="auto" style:column-width="3.057cm"/>
    </style:style>
    <style:style style:name="co16" style:family="table-column">
      <style:table-column-properties fo:break-before="auto" style:column-width="9.305cm"/>
    </style:style>
    <style:style style:name="co17" style:family="table-column">
      <style:table-column-properties fo:break-before="auto" style:column-width="7.08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61cm" fo:break-before="auto" style:use-optimal-row-height="false"/>
    </style:style>
    <style:style style:name="ro3" style:family="table-row">
      <style:table-row-properties style:row-height="0.908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62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 style:data-style-name="N41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7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8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9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" style:family="table-cell" style:parent-style-name="Default" style:data-style-name="N41">
      <style:table-cell-properties fo:background-color="transparent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6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41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</style:style>
    <style:style style:name="ce2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30" style:family="table-cell" style:parent-style-name="Default" style:data-style-name="N41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31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5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37" style:family="table-cell" style:parent-style-name="Default" style:data-style-name="N41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38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39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40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41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42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44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45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color="#000000"/>
    </style:style>
    <style:style style:name="ce4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47" style:family="table-cell" style:parent-style-name="Default" style:data-style-name="N10000">
      <style:table-cell-properties fo:background-color="#00ffff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48" style:family="table-cell" style:parent-style-name="Default" style:data-style-name="N10000">
      <style:table-cell-properties fo:background-color="#00ff00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49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50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fo:color="#000000"/>
    </style:style>
    <style:style style:name="ce51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52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53" style:family="table-cell" style:parent-style-name="Default" style:data-style-name="N37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54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55" style:family="table-cell" style:parent-style-name="Default" style:data-style-name="N37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56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underline-style="none"/>
    </style:style>
    <style:style style:name="ce58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color="#000000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60" style:family="table-cell" style:parent-style-name="Default">
      <style:table-cell-properties fo:background-color="transparent" fo:border="0.06pt solid #000000"/>
    </style:style>
    <style:style style:name="ce61" style:family="table-cell" style:parent-style-name="Default">
      <style:table-cell-properties fo:background-color="#00ffff" fo:border="0.06pt solid #000000"/>
    </style:style>
    <style:style style:name="ce62" style:family="table-cell" style:parent-style-name="Default">
      <style:table-cell-properties fo:background-color="#00ff00" fo:border="0.06pt solid #000000"/>
    </style:style>
    <style:style style:name="ce63" style:family="table-cell" style:parent-style-name="Default">
      <style:table-cell-properties fo:background-color="#00ffff" fo:border="0.06pt solid #000000"/>
      <style:text-properties fo:color="#000000"/>
    </style:style>
    <style:style style:name="ce64" style:family="table-cell" style:parent-style-name="Default">
      <style:table-cell-properties fo:background-color="transparent" fo:border="0.06pt solid #000000"/>
      <style:text-properties fo:color="#000000"/>
    </style:style>
    <style:style style:name="ce6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transparent" fo:border="0.06pt solid #000000"/>
      <style:text-properties fo:color="#000000" style:text-underline-style="solid" style:text-underline-width="auto" style:text-underline-color="font-color"/>
    </style:style>
    <style:style style:name="ce67" style:family="table-cell" style:parent-style-name="Default">
      <style:table-cell-properties fo:background-color="#00ffff"/>
    </style:style>
    <style:style style:name="ce68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2"/>
        <table:table-column table:style-name="co2" table:default-cell-style-name="ce21"/>
        <table:table-column table:style-name="co3" table:default-cell-style-name="ce12"/>
        <table:table-column table:style-name="co4" table:default-cell-style-name="ce21"/>
        <table:table-column table:style-name="co5" table:default-cell-style-name="ce12"/>
        <table:table-column table:style-name="co6" table:default-cell-style-name="ce21"/>
        <table:table-column table:style-name="co7" table:default-cell-style-name="ce12"/>
        <table:table-column table:style-name="co8" table:default-cell-style-name="ce21"/>
        <table:table-column table:style-name="co9" table:default-cell-style-name="ce12"/>
        <table:table-column table:style-name="co10" table:default-cell-style-name="ce21"/>
        <table:table-column table:style-name="co11" table:default-cell-style-name="ce12"/>
        <table:table-column table:style-name="co12" table:default-cell-style-name="ce21"/>
        <table:table-column table:style-name="co11" table:default-cell-style-name="ce12"/>
        <table:table-column table:style-name="co12" table:default-cell-style-name="ce21"/>
        <table:table-column table:style-name="co13" table:default-cell-style-name="ce12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number-columns-repeated="2" table:default-cell-style-name="ce21"/>
        <table:table-column table:style-name="co18" table:default-cell-style-name="ce12"/>
        <table:table-column table:style-name="co3" table:default-cell-style-name="ce12"/>
        <table:table-column table:style-name="co18" table:number-columns-repeated="1001" table:default-cell-style-name="ce12"/>
        <table:table-row table:style-name="ro1">
          <table:table-cell table:style-name="ce1" office:value-type="string" calcext:value-type="string">
            <text:p>20130127</text:p>
          </table:table-cell>
          <table:table-cell table:style-name="ce13"/>
          <table:table-cell table:style-name="ce22"/>
          <table:table-cell table:style-name="ce24"/>
          <table:table-cell table:style-name="ce28"/>
          <table:table-cell table:style-name="ce31"/>
          <table:table-cell table:style-name="ce33"/>
          <table:table-cell table:style-name="ce14"/>
          <table:table-cell table:style-name="ce19"/>
          <table:table-cell table:style-name="ce25"/>
          <table:table-cell table:style-name="ce33"/>
          <table:table-cell table:style-name="ce14"/>
          <table:table-cell table:style-name="ce19"/>
          <table:table-cell table:style-name="ce25"/>
          <table:table-cell table:style-name="ce29"/>
          <table:table-cell table:style-name="ce26" table:number-columns-repeated="4"/>
          <table:table-cell table:style-name="ce38"/>
          <table:table-cell table:style-name="ce14"/>
          <table:table-cell table:style-name="ce19"/>
          <table:table-cell table:style-name="ce46"/>
          <table:table-cell table:style-name="ce19" table:number-columns-repeated="10"/>
          <table:table-cell table:style-name="ce60" table:number-columns-repeated="9"/>
          <table:table-cell table:number-columns-repeated="982"/>
        </table:table-row>
        <table:table-row table:style-name="ro2">
          <table:table-cell table:style-name="ce2" office:value-type="string" calcext:value-type="string" table:number-columns-spanned="4" table:number-rows-spanned="1">
            <text:p>COR2-B</text:p>
          </table:table-cell>
          <table:covered-table-cell table:style-name="ce14"/>
          <table:covered-table-cell table:style-name="ce19"/>
          <table:covered-table-cell table:style-name="ce25"/>
          <table:table-cell table:style-name="ce29" office:value-type="string" calcext:value-type="string" table:number-columns-spanned="2" table:number-rows-spanned="1">
            <text:p>EUVI-B</text:p>
          </table:table-cell>
          <table:covered-table-cell table:style-name="ce26"/>
          <table:table-cell table:style-name="ce34" office:value-type="string" calcext:value-type="string" table:number-columns-spanned="4" table:number-rows-spanned="1">
            <text:p>LASCO</text:p>
          </table:table-cell>
          <table:covered-table-cell table:style-name="ce14"/>
          <table:covered-table-cell table:style-name="ce19"/>
          <table:covered-table-cell table:style-name="ce25"/>
          <table:table-cell table:style-name="ce34" office:value-type="string" calcext:value-type="string" table:number-columns-spanned="4" table:number-rows-spanned="1">
            <text:p>COR-A</text:p>
          </table:table-cell>
          <table:covered-table-cell table:style-name="ce14"/>
          <table:covered-table-cell table:style-name="ce19"/>
          <table:covered-table-cell table:style-name="ce25"/>
          <table:table-cell table:style-name="ce29" office:value-type="string" calcext:value-type="string" table:number-columns-spanned="2" table:number-rows-spanned="1">
            <text:p>EUVI-A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AIA</text:p>
          </table:table-cell>
          <table:covered-table-cell table:style-name="ce26"/>
          <table:table-cell table:style-name="ce26" office:value-type="string" calcext:value-type="string" table:number-columns-spanned="11" table:number-rows-spanned="1">
            <text:p>GCS parameters</text:p>
          </table:table-cell>
          <table:covered-table-cell table:style-name="ce39" office:value-type="string" calcext:value-type="string">
            <text:p>GCS parameters</text:p>
          </table:covered-table-cell>
          <table:covered-table-cell table:style-name="ce14"/>
          <table:covered-table-cell table:style-name="ce19"/>
          <table:covered-table-cell table:style-name="ce46"/>
          <table:covered-table-cell table:number-columns-repeated="6" table:style-name="ce19"/>
          <table:table-cell table:style-name="ce2" office:value-type="string" calcext:value-type="string" table:number-columns-spanned="2" table:number-rows-spanned="1">
            <text:p>AW</text:p>
          </table:table-cell>
          <table:covered-table-cell table:style-name="ce19"/>
          <table:table-cell table:style-name="ce2" office:value-type="string" calcext:value-type="string" table:number-columns-spanned="2" table:number-rows-spanned="1">
            <text:p>SR coordinates</text:p>
          </table:table-cell>
          <table:covered-table-cell table:style-name="ce19"/>
          <table:table-cell table:style-name="ce60" table:number-columns-repeated="9"/>
          <table:table-cell table:number-columns-repeated="982"/>
        </table:table-row>
        <table:table-row table:style-name="ro3">
          <table:table-cell table:style-name="ce2" office:value-type="string" calcext:value-type="string">
            <text:p>Time COR-B</text:p>
          </table:table-cell>
          <table:table-cell table:style-name="ce15" office:value-type="string" calcext:value-type="string">
            <text:p>Filename</text:p>
          </table:table-cell>
          <table:table-cell table:style-name="ce2" office:value-type="string" calcext:value-type="string">
            <text:p>Time COR-B -prev</text:p>
          </table:table-cell>
          <table:table-cell table:style-name="ce26" office:value-type="string" calcext:value-type="string">
            <text:p>Filename</text:p>
          </table:table-cell>
          <table:table-cell table:style-name="ce29" office:value-type="string" calcext:value-type="string">
            <text:p>Time EUVI-B</text:p>
          </table:table-cell>
          <table:table-cell table:style-name="ce26" office:value-type="string" calcext:value-type="string">
            <text:p>Filename</text:p>
          </table:table-cell>
          <table:table-cell table:style-name="ce34" office:value-type="string" calcext:value-type="string">
            <text:p>Time LASCO</text:p>
          </table:table-cell>
          <table:table-cell table:style-name="ce15" office:value-type="string" calcext:value-type="string">
            <text:p>Filename</text:p>
          </table:table-cell>
          <table:table-cell table:style-name="ce2" office:value-type="string" calcext:value-type="string">
            <text:p>Time LASCO -prev</text:p>
          </table:table-cell>
          <table:table-cell table:style-name="ce26" office:value-type="string" calcext:value-type="string">
            <text:p>Filename</text:p>
          </table:table-cell>
          <table:table-cell table:style-name="ce34" office:value-type="string" calcext:value-type="string">
            <text:p>Time COR-A</text:p>
          </table:table-cell>
          <table:table-cell table:style-name="ce15" office:value-type="string" calcext:value-type="string">
            <text:p>Filename</text:p>
          </table:table-cell>
          <table:table-cell table:style-name="ce2" office:value-type="string" calcext:value-type="string">
            <text:p>Time COR-A -prev</text:p>
          </table:table-cell>
          <table:table-cell table:style-name="ce26" office:value-type="string" calcext:value-type="string">
            <text:p>Filename</text:p>
          </table:table-cell>
          <table:table-cell table:style-name="ce29" office:value-type="string" calcext:value-type="string">
            <text:p>Time EUVI-A</text:p>
          </table:table-cell>
          <table:table-cell table:style-name="ce26" office:value-type="string" calcext:value-type="string">
            <text:p>Filename</text:p>
          </table:table-cell>
          <table:table-cell table:style-name="ce26" office:value-type="string" calcext:value-type="string">
            <text:p>Time AIA</text:p>
          </table:table-cell>
          <table:table-cell table:style-name="ce26" office:value-type="string" calcext:value-type="string">
            <text:p>Filename</text:p>
          </table:table-cell>
          <table:table-cell table:style-name="ce26" office:value-type="string" calcext:value-type="string">
            <text:p>Replace EUVI with AIA? (y/n &amp; which)</text:p>
          </table:table-cell>
          <table:table-cell table:style-name="ce39" office:value-type="string" calcext:value-type="string">
            <text:p>which COR</text:p>
          </table:table-cell>
          <table:table-cell table:style-name="ce15" office:value-type="string" calcext:value-type="string">
            <text:p>which LASCO</text:p>
          </table:table-cell>
          <table:table-cell table:style-name="ce2" office:value-type="string" calcext:value-type="string">
            <text:p>N.º</text:p>
          </table:table-cell>
          <table:table-cell table:style-name="ce2" office:value-type="string" calcext:value-type="string">
            <text:p>Fmwlasco.pros</text:p>
          </table:table-cell>
          <table:table-cell table:style-name="ce2" office:value-type="string" calcext:value-type="string">
            <text:p>L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Half Angle</text:p>
          </table:table-cell>
          <table:table-cell table:style-name="ce2" office:value-type="string" calcext:value-type="string">
            <text:p>AW_L</text:p>
          </table:table-cell>
          <table:table-cell table:style-name="ce2" office:value-type="string" calcext:value-type="string">
            <text:p>AW_D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</text:p>
          </table:table-cell>
          <table:table-cell table:style-name="ce60" table:number-columns-repeated="9"/>
          <table:table-cell table:number-columns-repeated="982"/>
        </table:table-row>
        <table:table-row table:style-name="ro4">
          <table:table-cell table:style-name="ce3" office:value-type="time" office:time-value="PT06H55M00S" calcext:value-type="time">
            <text:p>06:55:00</text:p>
          </table:table-cell>
          <table:table-cell table:style-name="ce16" office:value-type="string" calcext:value-type="string">
            <text:p>20130127_065500_0B4c1B.ft</text:p>
          </table:table-cell>
          <table:table-cell table:style-name="ce3" office:value-type="time" office:time-value="PT06H45M00S" calcext:value-type="time">
            <text:p>06:45:00</text:p>
          </table:table-cell>
          <table:table-cell table:style-name="ce16" office:value-type="string" calcext:value-type="string">
            <text:p>20130127_064500_0B4c1B.ft</text:p>
          </table:table-cell>
          <table:table-cell table:style-name="ce3" office:value-type="time" office:time-value="PT06H31M00S" calcext:value-type="time">
            <text:p>06:31:00</text:p>
          </table:table-cell>
          <table:table-cell table:style-name="ce16" office:value-type="string" calcext:value-type="string">
            <text:p>20130127_063030_14euB.fts</text:p>
          </table:table-cell>
          <table:table-cell table:style-name="ce3" office:value-type="time" office:time-value="PT06H58M00S" calcext:value-type="time">
            <text:p>06:58:00</text:p>
          </table:table-cell>
          <table:table-cell table:style-name="ce16" office:value-type="string" calcext:value-type="string">
            <text:p>25446076.fts</text:p>
          </table:table-cell>
          <table:table-cell table:style-name="ce3" office:value-type="time" office:time-value="PT06H46M00S" calcext:value-type="time">
            <text:p>06:46:00</text:p>
          </table:table-cell>
          <table:table-cell table:style-name="ce16" office:value-type="string" calcext:value-type="string">
            <text:p>25446075.fts</text:p>
          </table:table-cell>
          <table:table-cell table:style-name="ce3" office:value-type="time" office:time-value="PT06H55M00S" calcext:value-type="time">
            <text:p>06:55:00</text:p>
          </table:table-cell>
          <table:table-cell table:style-name="ce16" office:value-type="string" calcext:value-type="string">
            <text:p>20130127_065500_0B4c1A.fts</text:p>
          </table:table-cell>
          <table:table-cell table:style-name="ce3" office:value-type="time" office:time-value="PT06H45M00S" calcext:value-type="time">
            <text:p>06:45:00</text:p>
          </table:table-cell>
          <table:table-cell table:style-name="ce16" office:value-type="string" calcext:value-type="string">
            <text:p>20130127_064500_0B4c1A.fts</text:p>
          </table:table-cell>
          <table:table-cell table:style-name="ce3" office:value-type="time" office:time-value="PT06H30M00S" calcext:value-type="time">
            <text:p>06:30:00</text:p>
          </table:table-cell>
          <table:table-cell table:style-name="ce16" office:value-type="string" calcext:value-type="string">
            <text:p>20130127_063030_14euA.fts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NO</text:p>
          </table:table-cell>
          <table:table-cell table:style-name="ce32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41" office:value-type="float" office:value="1" calcext:value-type="float">
            <text:p>1</text:p>
          </table:table-cell>
          <table:table-cell table:style-name="ce47" table:formula="of:=&quot;PRO FMwLASCO&quot; &amp; [.$A$1] &amp; [.V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4] &amp; &quot;', hdreventa)&quot; &amp; CHAR(10) &amp; &quot;imaprev=sccreadfits(secchipath+'/a/seq/cor1/&quot; &amp; [.$A$1] &amp; &quot;/preped/&quot; &amp; [.N4] &amp; &quot;',hdreventpa)&quot; &amp; CHAR(10) &amp; &quot;;SECCHI B&quot; &amp; CHAR(10) &amp; &quot;imb=sccreadfits(secchipath+'/b/seq/cor1/&quot; &amp; [.$A$1] &amp; &quot;/preped/&quot; &amp; [.B4] &amp; &quot;', hdreventb)&quot; &amp; CHAR(10) &amp; &quot;imbprev=sccreadfits(secchipath+'/b/seq/cor1/&quot; &amp; [.$A$1] &amp; &quot;/preped/&quot; &amp; [.D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4] &amp; &quot;', lasco1hdr);+'/C3/L0/20130328/32334111.fts', lasco1hdr)&quot; &amp; CHAR(10) &amp; &quot;lasco0=readfits(lascopath+'/&quot; &amp; [.$A$1] &amp; &quot;/&quot; &amp; [.J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1271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127/preped/20130127_065500_0B4c1A.fts', hdreventa)&#10;imaprev=sccreadfits(secchipath+'/a/seq/cor1/20130127/preped/20130127_064500_0B4c1A.fts',hdreventpa)&#10;;SECCHI B&#10;imb=sccreadfits(secchipath+'/b/seq/cor1/20130127/preped/20130127_065500_0B4c1B.ft', hdreventb)&#10;imbprev=sccreadfits(secchipath+'/b/seq/cor1/20130127/preped/20130127_064500_0B4c1B.ft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127/25446076.fts', lasco1hdr);+'/C3/L0/20130328/32334111.fts', lasco1hdr)&#10;lasco0=readfits(lascopath+'/20130127/25446075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127/preped/20130127_063030_14euB.fts', heuvib)&#10;imeuvia=sccreadfits(secchipath+'/a/img/euvi/20130127/preped/20130127_063030_14euA.fts', heuvia)&#10;;This one replaces one of the EUVIs for SDO AIA&#10;;imeuvib=sccreadfits('/home/hebe/data/sdo/aia/L1/193/20130127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1271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127/preped/20130127_065500_0B4c1A.fts', hdreventa)</text:p>
            <text:p>imaprev=sccreadfits(secchipath+'/a/seq/cor1/20130127/preped/20130127_064500_0B4c1A.fts',hdreventpa)</text:p>
            <text:p>;SECCHI B</text:p>
            <text:p>imb=sccreadfits(secchipath+'/b/seq/cor1/20130127/preped/20130127_065500_0B4c1B.ft', hdreventb)</text:p>
            <text:p>imbprev=sccreadfits(secchipath+'/b/seq/cor1/20130127/preped/20130127_064500_0B4c1B.ft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127/25446076.fts', lasco1hdr);+'/C3/L0/20130328/32334111.fts', lasco1hdr)</text:p>
            <text:p>lasco0=readfits(lascopath+'/20130127/25446075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127/preped/20130127_063030_14euB.fts', heuvib)</text:p>
            <text:p>imeuvia=sccreadfits(secchipath+'/a/img/euvi/20130127/preped/20130127_063030_14euA.fts', heuvia)</text:p>
            <text:p>;This one replaces one of the EUVIs for SDO AIA</text:p>
            <text:p>;imeuvib=sccreadfits('/home/hebe/data/sdo/aia/L1/193/20130127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1" table:number-columns-repeated="5"/>
          <table:table-cell table:style-name="ce27" table:number-columns-repeated="5"/>
          <table:table-cell table:style-name="ce61" table:number-columns-repeated="9"/>
          <table:table-cell table:style-name="ce67" table:number-columns-repeated="982"/>
        </table:table-row>
        <table:table-row table:style-name="ro4">
          <table:table-cell table:style-name="ce4" office:value-type="time" office:time-value="PT07H15M00S" calcext:value-type="time">
            <text:p>07:15:00</text:p>
          </table:table-cell>
          <table:table-cell table:style-name="ce17" office:value-type="string" calcext:value-type="string">
            <text:p>20130127_071500_0B4c1B.ft</text:p>
          </table:table-cell>
          <table:table-cell table:style-name="ce4" office:value-type="time" office:time-value="PT07H05M00S" calcext:value-type="time">
            <text:p>07:05:00</text:p>
          </table:table-cell>
          <table:table-cell table:style-name="ce17" office:value-type="string" calcext:value-type="string">
            <text:p>20130127_070500_0B4c1B.ft</text:p>
          </table:table-cell>
          <table:table-cell table:style-name="ce4"/>
          <table:table-cell table:style-name="ce17"/>
          <table:table-cell table:style-name="ce4" office:value-type="time" office:time-value="PT07H10M00S" calcext:value-type="time">
            <text:p>07:10:00</text:p>
          </table:table-cell>
          <table:table-cell table:style-name="ce17" office:value-type="string" calcext:value-type="string">
            <text:p>25446077.fts</text:p>
          </table:table-cell>
          <table:table-cell table:style-name="ce4" office:value-type="time" office:time-value="PT06H58M00S" calcext:value-type="time">
            <text:p>06:58:00</text:p>
          </table:table-cell>
          <table:table-cell table:style-name="ce17" office:value-type="string" calcext:value-type="string">
            <text:p>25446076.fts</text:p>
          </table:table-cell>
          <table:table-cell table:style-name="ce4" office:value-type="time" office:time-value="PT07H15M00S" calcext:value-type="time">
            <text:p>07:15:00</text:p>
          </table:table-cell>
          <table:table-cell table:style-name="ce17" office:value-type="string" calcext:value-type="string">
            <text:p>20130127_071500_0B4c1A.fts</text:p>
          </table:table-cell>
          <table:table-cell table:style-name="ce4" office:value-type="time" office:time-value="PT07H05M00S" calcext:value-type="time">
            <text:p>07:05:00</text:p>
          </table:table-cell>
          <table:table-cell table:style-name="ce17" office:value-type="string" calcext:value-type="string">
            <text:p>20130127_070500_0B4c1A.fts</text:p>
          </table:table-cell>
          <table:table-cell table:style-name="ce4"/>
          <table:table-cell table:style-name="ce17" table:number-columns-repeated="4"/>
          <table:table-cell table:style-name="ce40" office:value-type="string" calcext:value-type="string">
            <text:p>cor1</text:p>
          </table:table-cell>
          <table:table-cell table:style-name="ce17" office:value-type="string" calcext:value-type="string">
            <text:p>C2</text:p>
          </table:table-cell>
          <table:table-cell table:style-name="ce42" office:value-type="float" office:value="2" calcext:value-type="float">
            <text:p>2</text:p>
          </table:table-cell>
          <table:table-cell table:style-name="ce48" table:formula="of:=&quot;PRO FMwLASCO&quot; &amp; [.$A$1] &amp; [.V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5] &amp; &quot;', hdreventa)&quot; &amp; CHAR(10) &amp; &quot;imaprev=sccreadfits(secchipath+'/a/seq/cor1/&quot; &amp; [.$A$1] &amp; &quot;/preped/&quot; &amp; [.N5] &amp; &quot;',hdreventpa)&quot; &amp; CHAR(10) &amp; &quot;;SECCHI B&quot; &amp; CHAR(10) &amp; &quot;imb=sccreadfits(secchipath+'/b/seq/cor1/&quot; &amp; [.$A$1] &amp; &quot;/preped/&quot; &amp; [.B5] &amp; &quot;', hdreventb)&quot; &amp; CHAR(10) &amp; &quot;imbprev=sccreadfits(secchipath+'/b/seq/cor1/&quot; &amp; [.$A$1] &amp; &quot;/preped/&quot; &amp; [.D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5] &amp; &quot;', lasco1hdr);+'/C3/L0/20130328/32334111.fts', lasco1hdr)&quot; &amp; CHAR(10) &amp; &quot;lasco0=readfits(lascopath+'/&quot; &amp; [.$A$1] &amp; &quot;/&quot; &amp; [.J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1272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127/preped/20130127_071500_0B4c1A.fts', hdreventa)&#10;imaprev=sccreadfits(secchipath+'/a/seq/cor1/20130127/preped/20130127_070500_0B4c1A.fts',hdreventpa)&#10;;SECCHI B&#10;imb=sccreadfits(secchipath+'/b/seq/cor1/20130127/preped/20130127_071500_0B4c1B.ft', hdreventb)&#10;imbprev=sccreadfits(secchipath+'/b/seq/cor1/20130127/preped/20130127_070500_0B4c1B.ft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127/25446077.fts', lasco1hdr);+'/C3/L0/20130328/32334111.fts', lasco1hdr)&#10;lasco0=readfits(lascopath+'/20130127/25446076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127/preped/20130127_063030_14euB.fts', heuvib)&#10;imeuvia=sccreadfits(secchipath+'/a/img/euvi/20130127/preped/20130127_063030_14euA.fts', heuvia)&#10;;This one replaces one of the EUVIs for SDO AIA&#10;;imeuvib=sccreadfits('/home/hebe/data/sdo/aia/L1/193/20130127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1272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127/preped/20130127_071500_0B4c1A.fts', hdreventa)</text:p>
            <text:p>imaprev=sccreadfits(secchipath+'/a/seq/cor1/20130127/preped/20130127_070500_0B4c1A.fts',hdreventpa)</text:p>
            <text:p>;SECCHI B</text:p>
            <text:p>imb=sccreadfits(secchipath+'/b/seq/cor1/20130127/preped/20130127_071500_0B4c1B.ft', hdreventb)</text:p>
            <text:p>imbprev=sccreadfits(secchipath+'/b/seq/cor1/20130127/preped/20130127_070500_0B4c1B.ft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127/25446077.fts', lasco1hdr);+'/C3/L0/20130328/32334111.fts', lasco1hdr)</text:p>
            <text:p>lasco0=readfits(lascopath+'/20130127/25446076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127/preped/20130127_063030_14euB.fts', heuvib)</text:p>
            <text:p>imeuvia=sccreadfits(secchipath+'/a/img/euvi/20130127/preped/20130127_063030_14euA.fts', heuvia)</text:p>
            <text:p>;This one replaces one of the EUVIs for SDO AIA</text:p>
            <text:p>;imeuvib=sccreadfits('/home/hebe/data/sdo/aia/L1/193/20130127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3"/>
          <table:table-cell table:style-name="ce42" table:number-columns-repeated="4"/>
          <table:table-cell table:style-name="ce18" table:number-columns-repeated="5"/>
          <table:table-cell table:style-name="ce62" table:number-columns-repeated="9"/>
          <table:table-cell table:style-name="ce68" table:number-columns-repeated="982"/>
        </table:table-row>
        <table:table-row table:style-name="ro4">
          <table:table-cell table:style-name="ce5" office:value-type="time" office:time-value="PT07H25M00S" calcext:value-type="time">
            <text:p>07:25:00</text:p>
          </table:table-cell>
          <table:table-cell table:style-name="ce18" office:value-type="string" calcext:value-type="string">
            <text:p>20130127_072500_0B4c1B.ft</text:p>
          </table:table-cell>
          <table:table-cell table:style-name="ce4" office:value-type="time" office:time-value="PT07H15M00S" calcext:value-type="time">
            <text:p>07:15:00</text:p>
          </table:table-cell>
          <table:table-cell table:style-name="ce17" office:value-type="string" calcext:value-type="string">
            <text:p>20130127_071500_0B4c1B.ft</text:p>
          </table:table-cell>
          <table:table-cell table:style-name="ce4"/>
          <table:table-cell table:style-name="ce17"/>
          <table:table-cell table:style-name="ce4" office:value-type="time" office:time-value="PT07H22M00S" calcext:value-type="time">
            <text:p>07:22:00</text:p>
          </table:table-cell>
          <table:table-cell table:style-name="ce17" office:value-type="string" calcext:value-type="string">
            <text:p>25446078.fts</text:p>
          </table:table-cell>
          <table:table-cell table:style-name="ce4" office:value-type="time" office:time-value="PT07H10M00S" calcext:value-type="time">
            <text:p>07:10:00</text:p>
          </table:table-cell>
          <table:table-cell table:style-name="ce17" office:value-type="string" calcext:value-type="string">
            <text:p>25446077.fts</text:p>
          </table:table-cell>
          <table:table-cell table:style-name="ce5" office:value-type="time" office:time-value="PT07H25M00S" calcext:value-type="time">
            <text:p>07:25:00</text:p>
          </table:table-cell>
          <table:table-cell table:style-name="ce18" office:value-type="string" calcext:value-type="string">
            <text:p>20130127_072500_0B4c1A.fts</text:p>
          </table:table-cell>
          <table:table-cell table:style-name="ce4" office:value-type="time" office:time-value="PT07H15M00S" calcext:value-type="time">
            <text:p>07:15:00</text:p>
          </table:table-cell>
          <table:table-cell table:style-name="ce17" office:value-type="string" calcext:value-type="string">
            <text:p>20130127_071500_0B4c1A.fts</text:p>
          </table:table-cell>
          <table:table-cell table:style-name="ce4"/>
          <table:table-cell table:style-name="ce17" table:number-columns-repeated="4"/>
          <table:table-cell table:style-name="ce40" office:value-type="string" calcext:value-type="string">
            <text:p>cor1</text:p>
          </table:table-cell>
          <table:table-cell table:style-name="ce17" office:value-type="string" calcext:value-type="string">
            <text:p>C2</text:p>
          </table:table-cell>
          <table:table-cell table:style-name="ce42" office:value-type="float" office:value="3" calcext:value-type="float">
            <text:p>3</text:p>
          </table:table-cell>
          <table:table-cell table:style-name="ce48" table:formula="of:=&quot;PRO FMwLASCO&quot; &amp; [.$A$1] &amp; [.V6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6] &amp; &quot;', hdreventa)&quot; &amp; CHAR(10) &amp; &quot;imaprev=sccreadfits(secchipath+'/a/seq/cor1/&quot; &amp; [.$A$1] &amp; &quot;/preped/&quot; &amp; [.N6] &amp; &quot;',hdreventpa)&quot; &amp; CHAR(10) &amp; &quot;;SECCHI B&quot; &amp; CHAR(10) &amp; &quot;imb=sccreadfits(secchipath+'/b/seq/cor1/&quot; &amp; [.$A$1] &amp; &quot;/preped/&quot; &amp; [.B6] &amp; &quot;', hdreventb)&quot; &amp; CHAR(10) &amp; &quot;imbprev=sccreadfits(secchipath+'/b/seq/cor1/&quot; &amp; [.$A$1] &amp; &quot;/preped/&quot; &amp; [.D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6] &amp; &quot;', lasco1hdr);+'/C3/L0/20130328/32334111.fts', lasco1hdr)&quot; &amp; CHAR(10) &amp; &quot;lasco0=readfits(lascopath+'/&quot; &amp; [.$A$1] &amp; &quot;/&quot; &amp; [.J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127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127/preped/20130127_072500_0B4c1A.fts', hdreventa)&#10;imaprev=sccreadfits(secchipath+'/a/seq/cor1/20130127/preped/20130127_071500_0B4c1A.fts',hdreventpa)&#10;;SECCHI B&#10;imb=sccreadfits(secchipath+'/b/seq/cor1/20130127/preped/20130127_072500_0B4c1B.ft', hdreventb)&#10;imbprev=sccreadfits(secchipath+'/b/seq/cor1/20130127/preped/20130127_071500_0B4c1B.ft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127/25446078.fts', lasco1hdr);+'/C3/L0/20130328/32334111.fts', lasco1hdr)&#10;lasco0=readfits(lascopath+'/20130127/25446077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127/preped/20130127_063030_14euB.fts', heuvib)&#10;imeuvia=sccreadfits(secchipath+'/a/img/euvi/20130127/preped/20130127_063030_14euA.fts', heuvia)&#10;;This one replaces one of the EUVIs for SDO AIA&#10;;imeuvib=sccreadfits('/home/hebe/data/sdo/aia/L1/193/20130127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127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127/preped/20130127_072500_0B4c1A.fts', hdreventa)</text:p>
            <text:p>imaprev=sccreadfits(secchipath+'/a/seq/cor1/20130127/preped/20130127_071500_0B4c1A.fts',hdreventpa)</text:p>
            <text:p>;SECCHI B</text:p>
            <text:p>imb=sccreadfits(secchipath+'/b/seq/cor1/20130127/preped/20130127_072500_0B4c1B.ft', hdreventb)</text:p>
            <text:p>imbprev=sccreadfits(secchipath+'/b/seq/cor1/20130127/preped/20130127_071500_0B4c1B.ft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127/25446078.fts', lasco1hdr);+'/C3/L0/20130328/32334111.fts', lasco1hdr)</text:p>
            <text:p>lasco0=readfits(lascopath+'/20130127/25446077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127/preped/20130127_063030_14euB.fts', heuvib)</text:p>
            <text:p>imeuvia=sccreadfits(secchipath+'/a/img/euvi/20130127/preped/20130127_063030_14euA.fts', heuvia)</text:p>
            <text:p>;This one replaces one of the EUVIs for SDO AIA</text:p>
            <text:p>;imeuvib=sccreadfits('/home/hebe/data/sdo/aia/L1/193/20130127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3"/>
          <table:table-cell table:style-name="ce42" table:number-columns-repeated="4"/>
          <table:table-cell table:style-name="ce18" table:number-columns-repeated="5"/>
          <table:table-cell table:style-name="ce62" table:number-columns-repeated="9"/>
          <table:table-cell table:style-name="ce68" table:number-columns-repeated="982"/>
        </table:table-row>
        <table:table-row table:style-name="ro4">
          <table:table-cell table:style-name="ce6" office:value-type="time" office:time-value="PT07H39M00S" calcext:value-type="time">
            <text:p>07:39:00</text:p>
          </table:table-cell>
          <table:table-cell table:style-name="ce17" office:value-type="string" calcext:value-type="string">
            <text:p>20130127_073900_04c2B.fts</text:p>
          </table:table-cell>
          <table:table-cell table:style-name="ce4" office:value-type="time" office:time-value="PT07H24M00S" calcext:value-type="time">
            <text:p>07:24:00</text:p>
          </table:table-cell>
          <table:table-cell table:style-name="ce17" office:value-type="string" calcext:value-type="string">
            <text:p>20130127_072400_04c2B.fts</text:p>
          </table:table-cell>
          <table:table-cell table:style-name="ce4"/>
          <table:table-cell table:style-name="ce17"/>
          <table:table-cell table:style-name="ce4" office:value-type="time" office:time-value="PT07H34M00S" calcext:value-type="time">
            <text:p>07:34:00</text:p>
          </table:table-cell>
          <table:table-cell table:style-name="ce17" office:value-type="string" calcext:value-type="string">
            <text:p>25446079.fts</text:p>
          </table:table-cell>
          <table:table-cell table:style-name="ce4" office:value-type="time" office:time-value="PT07H22M00S" calcext:value-type="time">
            <text:p>07:22:00</text:p>
          </table:table-cell>
          <table:table-cell table:style-name="ce17" office:value-type="string" calcext:value-type="string">
            <text:p>25446078.fts</text:p>
          </table:table-cell>
          <table:table-cell table:style-name="ce5" office:value-type="time" office:time-value="PT07H39M00S" calcext:value-type="time">
            <text:p>07:39:00</text:p>
          </table:table-cell>
          <table:table-cell table:style-name="ce18" office:value-type="string" calcext:value-type="string">
            <text:p>20130127_073900_04c2A.fts</text:p>
          </table:table-cell>
          <table:table-cell table:style-name="ce4" office:value-type="time" office:time-value="PT07H24M00S" calcext:value-type="time">
            <text:p>07:24:00</text:p>
          </table:table-cell>
          <table:table-cell table:style-name="ce17" office:value-type="string" calcext:value-type="string">
            <text:p>20130127_072400_04c2A.fts</text:p>
          </table:table-cell>
          <table:table-cell table:style-name="ce4"/>
          <table:table-cell table:style-name="ce17" table:number-columns-repeated="4"/>
          <table:table-cell table:style-name="ce40" office:value-type="string" calcext:value-type="string">
            <text:p>cor2</text:p>
          </table:table-cell>
          <table:table-cell table:style-name="ce17" office:value-type="string" calcext:value-type="string">
            <text:p>C2</text:p>
          </table:table-cell>
          <table:table-cell table:style-name="ce42" office:value-type="float" office:value="4" calcext:value-type="float">
            <text:p>4</text:p>
          </table:table-cell>
          <table:table-cell table:style-name="ce49" table:formula="of:=&quot;PRO FMwLASCO&quot; &amp; [.$A$1] &amp; [.V7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7] &amp; &quot;', hdreventa)&quot; &amp; CHAR(10) &amp; &quot;imaprev=sccreadfits(secchipath+'/a/img/cor2/&quot; &amp; [.$A$1] &amp; &quot;/level1/&quot; &amp; [.N7] &amp; &quot;',hdreventpa)&quot; &amp; CHAR(10) &amp; &quot;;SECCHI B&quot; &amp; CHAR(10) &amp; &quot;imb=sccreadfits(secchipath+'/b/img/cor2/&quot; &amp; [.$A$1] &amp; &quot;/level1/&quot; &amp; [.B7] &amp; &quot;', hdreventb)&quot; &amp; CHAR(10) &amp; &quot;imbprev=sccreadfits(secchipath+'/b/img/cor2/&quot; &amp; [.$A$1] &amp; &quot;/level1/&quot; &amp; [.D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7] &amp; &quot;', lasco1hdr);+'/C3/L0/20130328/32334111.fts', lasco1hdr)&quot; &amp; CHAR(10) &amp; &quot;lasco0=readfits(lascopath+'/&quot; &amp; [.$A$1] &amp; &quot;/&quot; &amp; [.J7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1274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127/level1/20130127_073900_04c2A.fts', hdreventa)&#10;imaprev=sccreadfits(secchipath+'/a/img/cor2/20130127/level1/20130127_072400_04c2A.fts',hdreventpa)&#10;;SECCHI B&#10;imb=sccreadfits(secchipath+'/b/img/cor2/20130127/level1/20130127_073900_04c2B.fts', hdreventb)&#10;imbprev=sccreadfits(secchipath+'/b/img/cor2/20130127/level1/20130127_07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127/25446079.fts', lasco1hdr);+'/C3/L0/20130328/32334111.fts', lasco1hdr)&#10;lasco0=readfits(lascopath+'/20130127/2544607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127/preped/20130127_063030_14euB.fts', heuvib)&#10;imeuvia=sccreadfits(secchipath+'/a/img/euvi/20130127/preped/20130127_063030_14euA.fts', heuvia)&#10;;This one replaces one of the EUVIs for SDO AIA&#10;;imeuvib=sccreadfits('/home/hebe/data/sdo/aia/L1/193/20130127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1274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127/level1/20130127_073900_04c2A.fts', hdreventa)</text:p>
            <text:p>imaprev=sccreadfits(secchipath+'/a/img/cor2/20130127/level1/20130127_072400_04c2A.fts',hdreventpa)</text:p>
            <text:p>;SECCHI B</text:p>
            <text:p>imb=sccreadfits(secchipath+'/b/img/cor2/20130127/level1/20130127_073900_04c2B.fts', hdreventb)</text:p>
            <text:p>imbprev=sccreadfits(secchipath+'/b/img/cor2/20130127/level1/20130127_07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127/25446079.fts', lasco1hdr);+'/C3/L0/20130328/32334111.fts', lasco1hdr)</text:p>
            <text:p>lasco0=readfits(lascopath+'/20130127/2544607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127/preped/20130127_063030_14euB.fts', heuvib)</text:p>
            <text:p>imeuvia=sccreadfits(secchipath+'/a/img/euvi/20130127/preped/20130127_063030_14euA.fts', heuvia)</text:p>
            <text:p>;This one replaces one of the EUVIs for SDO AIA</text:p>
            <text:p>;imeuvib=sccreadfits('/home/hebe/data/sdo/aia/L1/193/20130127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3"/>
          <table:table-cell table:style-name="ce42" table:number-columns-repeated="4"/>
          <table:table-cell table:style-name="ce18" table:number-columns-repeated="5"/>
          <table:table-cell table:style-name="ce62" table:number-columns-repeated="9"/>
          <table:table-cell table:style-name="ce68" table:number-columns-repeated="982"/>
        </table:table-row>
        <table:table-row table:style-name="ro4">
          <table:table-cell table:style-name="Default" table:number-columns-repeated="4"/>
          <table:table-cell table:style-name="ce10"/>
          <table:table-cell table:style-name="ce15"/>
          <table:table-cell table:style-name="ce10" office:value-type="time" office:time-value="PT07H46M00S" calcext:value-type="time">
            <text:p>07:46:00</text:p>
          </table:table-cell>
          <table:table-cell table:style-name="ce15" office:value-type="string" calcext:value-type="string">
            <text:p>25446080.fts</text:p>
          </table:table-cell>
          <table:table-cell table:style-name="ce10" office:value-type="time" office:time-value="PT07H34M00S" calcext:value-type="time">
            <text:p>07:34:00</text:p>
          </table:table-cell>
          <table:table-cell table:style-name="ce15" office:value-type="string" calcext:value-type="string">
            <text:p>25446079.fts</text:p>
          </table:table-cell>
          <table:table-cell table:style-name="Default" table:number-columns-repeated="4"/>
          <table:table-cell table:style-name="ce10"/>
          <table:table-cell table:style-name="ce15" table:number-columns-repeated="4"/>
          <table:table-cell table:style-name="ce20"/>
          <table:table-cell table:style-name="ce15" office:value-type="string" calcext:value-type="string">
            <text:p>C2</text:p>
          </table:table-cell>
          <table:table-cell table:style-name="ce43"/>
          <table:table-cell table:style-name="ce50"/>
          <table:table-cell table:style-name="ce54"/>
          <table:table-cell table:style-name="ce43" table:number-columns-repeated="4"/>
          <table:table-cell table:style-name="ce19" table:number-columns-repeated="5"/>
          <table:table-cell table:style-name="ce60" table:number-columns-repeated="9"/>
          <table:table-cell table:number-columns-repeated="982"/>
        </table:table-row>
        <table:table-row table:style-name="ro5">
          <table:table-cell table:style-name="ce5" office:value-type="time" office:time-value="PT07H54M00S" calcext:value-type="time">
            <text:p>07:54:00</text:p>
          </table:table-cell>
          <table:table-cell table:style-name="ce18" office:value-type="string" calcext:value-type="string">
            <text:p>20130127_075400_04c2B.fts</text:p>
          </table:table-cell>
          <table:table-cell table:style-name="ce6" office:value-type="time" office:time-value="PT07H39M00S" calcext:value-type="time">
            <text:p>07:39:00</text:p>
          </table:table-cell>
          <table:table-cell table:style-name="ce17" office:value-type="string" calcext:value-type="string">
            <text:p>20130127_073900_04c2B.fts</text:p>
          </table:table-cell>
          <table:table-cell table:style-name="ce4"/>
          <table:table-cell table:style-name="ce17"/>
          <table:table-cell table:style-name="ce4" office:value-type="time" office:time-value="PT07H58M00S" calcext:value-type="time">
            <text:p>07:58:00</text:p>
          </table:table-cell>
          <table:table-cell table:style-name="ce17" office:value-type="string" calcext:value-type="string">
            <text:p>25446081.fts</text:p>
          </table:table-cell>
          <table:table-cell table:style-name="ce4" office:value-type="time" office:time-value="PT07H46M00S" calcext:value-type="time">
            <text:p>07:46:00</text:p>
          </table:table-cell>
          <table:table-cell table:style-name="ce17" office:value-type="string" calcext:value-type="string">
            <text:p>25446080.fts</text:p>
          </table:table-cell>
          <table:table-cell table:style-name="ce4" office:value-type="time" office:time-value="PT07H54M00S" calcext:value-type="time">
            <text:p>07:54:00</text:p>
          </table:table-cell>
          <table:table-cell table:style-name="ce17" office:value-type="string" calcext:value-type="string">
            <text:p>20130127_075400_04c2A.fts</text:p>
          </table:table-cell>
          <table:table-cell table:style-name="ce5" office:value-type="time" office:time-value="PT07H39M00S" calcext:value-type="time">
            <text:p>07:39:00</text:p>
          </table:table-cell>
          <table:table-cell table:style-name="ce18" office:value-type="string" calcext:value-type="string">
            <text:p>20130127_073900_04c2A.fts</text:p>
          </table:table-cell>
          <table:table-cell table:style-name="ce4"/>
          <table:table-cell table:style-name="ce17" table:number-columns-repeated="4"/>
          <table:table-cell table:style-name="ce40" office:value-type="string" calcext:value-type="string">
            <text:p>cor2</text:p>
          </table:table-cell>
          <table:table-cell table:style-name="ce17" office:value-type="string" calcext:value-type="string">
            <text:p>C2</text:p>
          </table:table-cell>
          <table:table-cell table:style-name="ce42" office:value-type="float" office:value="5" calcext:value-type="float">
            <text:p>5</text:p>
          </table:table-cell>
          <table:table-cell table:style-name="ce49" table:formula="of:=&quot;PRO FMwLASCO&quot; &amp; [.$A$1] &amp; [.V9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9] &amp; &quot;', hdreventa)&quot; &amp; CHAR(10) &amp; &quot;imaprev=sccreadfits(secchipath+'/a/img/cor2/&quot; &amp; [.$A$1] &amp; &quot;/level1/&quot; &amp; [.N9] &amp; &quot;',hdreventpa)&quot; &amp; CHAR(10) &amp; &quot;;SECCHI B&quot; &amp; CHAR(10) &amp; &quot;imb=sccreadfits(secchipath+'/b/img/cor2/&quot; &amp; [.$A$1] &amp; &quot;/level1/&quot; &amp; [.B9] &amp; &quot;', hdreventb)&quot; &amp; CHAR(10) &amp; &quot;imbprev=sccreadfits(secchipath+'/b/img/cor2/&quot; &amp; [.$A$1] &amp; &quot;/level1/&quot; &amp; [.D9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9] &amp; &quot;', lasco1hdr);+'/C3/L0/20130328/32334111.fts', lasco1hdr)&quot; &amp; CHAR(10) &amp; &quot;lasco0=readfits(lascopath+'/&quot; &amp; [.$A$1] &amp; &quot;/&quot; &amp; [.J9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1275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127/level1/20130127_075400_04c2A.fts', hdreventa)&#10;imaprev=sccreadfits(secchipath+'/a/img/cor2/20130127/level1/20130127_073900_04c2A.fts',hdreventpa)&#10;;SECCHI B&#10;imb=sccreadfits(secchipath+'/b/img/cor2/20130127/level1/20130127_075400_04c2B.fts', hdreventb)&#10;imbprev=sccreadfits(secchipath+'/b/img/cor2/20130127/level1/20130127_07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127/25446081.fts', lasco1hdr);+'/C3/L0/20130328/32334111.fts', lasco1hdr)&#10;lasco0=readfits(lascopath+'/20130127/2544608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127/preped/20130127_063030_14euB.fts', heuvib)&#10;imeuvia=sccreadfits(secchipath+'/a/img/euvi/20130127/preped/20130127_063030_14euA.fts', heuvia)&#10;;This one replaces one of the EUVIs for SDO AIA&#10;;imeuvib=sccreadfits('/home/hebe/data/sdo/aia/L1/193/20130127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1275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127/level1/20130127_075400_04c2A.fts', hdreventa)</text:p>
            <text:p>imaprev=sccreadfits(secchipath+'/a/img/cor2/20130127/level1/20130127_073900_04c2A.fts',hdreventpa)</text:p>
            <text:p>;SECCHI B</text:p>
            <text:p>imb=sccreadfits(secchipath+'/b/img/cor2/20130127/level1/20130127_075400_04c2B.fts', hdreventb)</text:p>
            <text:p>imbprev=sccreadfits(secchipath+'/b/img/cor2/20130127/level1/20130127_07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127/25446081.fts', lasco1hdr);+'/C3/L0/20130328/32334111.fts', lasco1hdr)</text:p>
            <text:p>lasco0=readfits(lascopath+'/20130127/2544608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127/preped/20130127_063030_14euB.fts', heuvib)</text:p>
            <text:p>imeuvia=sccreadfits(secchipath+'/a/img/euvi/20130127/preped/20130127_063030_14euA.fts', heuvia)</text:p>
            <text:p>;This one replaces one of the EUVIs for SDO AIA</text:p>
            <text:p>;imeuvib=sccreadfits('/home/hebe/data/sdo/aia/L1/193/20130127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3"/>
          <table:table-cell table:style-name="ce42" table:number-columns-repeated="4"/>
          <table:table-cell table:style-name="ce56"/>
          <table:table-cell table:style-name="ce18" table:number-columns-repeated="4"/>
          <table:table-cell table:style-name="ce62" table:number-columns-repeated="9"/>
          <table:table-cell table:style-name="ce68" table:number-columns-repeated="982"/>
        </table:table-row>
        <table:table-row table:style-name="ro4">
          <table:table-cell table:style-name="Default" table:number-columns-repeated="4"/>
          <table:table-cell table:style-name="ce10"/>
          <table:table-cell table:style-name="ce15"/>
          <table:table-cell table:style-name="ce10" office:value-type="time" office:time-value="PT08H10M00S" calcext:value-type="time">
            <text:p>08:10:00</text:p>
          </table:table-cell>
          <table:table-cell table:style-name="ce15" office:value-type="string" calcext:value-type="string">
            <text:p>25446082.fts</text:p>
          </table:table-cell>
          <table:table-cell table:style-name="ce10" office:value-type="time" office:time-value="PT07H58M00S" calcext:value-type="time">
            <text:p>07:58:00</text:p>
          </table:table-cell>
          <table:table-cell table:style-name="ce15" office:value-type="string" calcext:value-type="string">
            <text:p>25446081.fts</text:p>
          </table:table-cell>
          <table:table-cell table:style-name="Default" table:number-columns-repeated="4"/>
          <table:table-cell table:style-name="ce10"/>
          <table:table-cell table:style-name="ce15" table:number-columns-repeated="4"/>
          <table:table-cell table:style-name="ce20"/>
          <table:table-cell table:style-name="ce15" office:value-type="string" calcext:value-type="string">
            <text:p>C2</text:p>
          </table:table-cell>
          <table:table-cell table:style-name="ce43"/>
          <table:table-cell table:style-name="ce50"/>
          <table:table-cell table:style-name="ce54"/>
          <table:table-cell table:style-name="ce43" table:number-columns-repeated="4"/>
          <table:table-cell table:style-name="ce57"/>
          <table:table-cell table:style-name="ce19" table:number-columns-repeated="4"/>
          <table:table-cell table:style-name="ce60" table:number-columns-repeated="9"/>
          <table:table-cell table:number-columns-repeated="982"/>
        </table:table-row>
        <table:table-row table:style-name="ro4">
          <table:table-cell table:style-name="ce7" office:value-type="time" office:time-value="PT08H24M00S" calcext:value-type="time">
            <text:p>08:24:00</text:p>
          </table:table-cell>
          <table:table-cell table:style-name="ce16" office:value-type="string" calcext:value-type="string">
            <text:p>20130127_082400_04c2B.fts</text:p>
          </table:table-cell>
          <table:table-cell table:style-name="ce23" office:value-type="time" office:time-value="PT07H54M00S" calcext:value-type="time">
            <text:p>07:54:00</text:p>
          </table:table-cell>
          <table:table-cell table:style-name="ce27" office:value-type="string" calcext:value-type="string">
            <text:p>20130127_075400_04c2B.fts</text:p>
          </table:table-cell>
          <table:table-cell table:style-name="ce7"/>
          <table:table-cell table:style-name="ce32"/>
          <table:table-cell table:style-name="ce7" office:value-type="time" office:time-value="PT08H22M00S" calcext:value-type="time">
            <text:p>08:22:00</text:p>
          </table:table-cell>
          <table:table-cell table:style-name="ce16" office:value-type="string" calcext:value-type="string">
            <text:p>25446083.fts</text:p>
          </table:table-cell>
          <table:table-cell table:style-name="ce3" office:value-type="time" office:time-value="PT08H10M00S" calcext:value-type="time">
            <text:p>08:10:00</text:p>
          </table:table-cell>
          <table:table-cell table:style-name="ce16" office:value-type="string" calcext:value-type="string">
            <text:p>25446082.fts</text:p>
          </table:table-cell>
          <table:table-cell table:style-name="ce7" office:value-type="time" office:time-value="PT08H24M00S" calcext:value-type="time">
            <text:p>08:24:00</text:p>
          </table:table-cell>
          <table:table-cell table:style-name="ce16" office:value-type="string" calcext:value-type="string">
            <text:p>20130127_082400_04c2A.fts</text:p>
          </table:table-cell>
          <table:table-cell table:style-name="ce3" office:value-type="time" office:time-value="PT07H54M00S" calcext:value-type="time">
            <text:p>07:54:00</text:p>
          </table:table-cell>
          <table:table-cell table:style-name="ce16" office:value-type="string" calcext:value-type="string">
            <text:p>20130127_075400_04c2A.fts</text:p>
          </table:table-cell>
          <table:table-cell table:style-name="ce7"/>
          <table:table-cell table:style-name="ce32" table:number-columns-repeated="4"/>
          <table:table-cell table:style-name="ce32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44" office:value-type="float" office:value="6" calcext:value-type="float">
            <text:p>6</text:p>
          </table:table-cell>
          <table:table-cell table:style-name="ce51" table:formula="of:=&quot;PRO FMwLASCO&quot; &amp; [.$A$1] &amp; [.V11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1] &amp; &quot;', hdreventa)&quot; &amp; CHAR(10) &amp; &quot;imaprev=sccreadfits(secchipath+'/a/img/cor2/&quot; &amp; [.$A$1] &amp; &quot;/level1/&quot; &amp; [.N11] &amp; &quot;',hdreventpa)&quot; &amp; CHAR(10) &amp; &quot;;SECCHI B&quot; &amp; CHAR(10) &amp; &quot;imb=sccreadfits(secchipath+'/b/img/cor2/&quot; &amp; [.$A$1] &amp; &quot;/level1/&quot; &amp; [.B11] &amp; &quot;', hdreventb)&quot; &amp; CHAR(10) &amp; &quot;imbprev=sccreadfits(secchipath+'/b/img/cor2/&quot; &amp; [.$A$1] &amp; &quot;/level1/&quot; &amp; [.D11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1] &amp; &quot;', lasco1hdr);+'/C3/L0/20130328/32334111.fts', lasco1hdr)&quot; &amp; CHAR(10) &amp; &quot;lasco0=readfits(lascopath+'/&quot; &amp; [.$A$1] &amp; &quot;/&quot; &amp; [.J11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1276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127/level1/20130127_082400_04c2A.fts', hdreventa)&#10;imaprev=sccreadfits(secchipath+'/a/img/cor2/20130127/level1/20130127_075400_04c2A.fts',hdreventpa)&#10;;SECCHI B&#10;imb=sccreadfits(secchipath+'/b/img/cor2/20130127/level1/20130127_082400_04c2B.fts', hdreventb)&#10;imbprev=sccreadfits(secchipath+'/b/img/cor2/20130127/level1/20130127_07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127/25446083.fts', lasco1hdr);+'/C3/L0/20130328/32334111.fts', lasco1hdr)&#10;lasco0=readfits(lascopath+'/20130127/25446082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127/preped/20130127_063030_14euB.fts', heuvib)&#10;imeuvia=sccreadfits(secchipath+'/a/img/euvi/20130127/preped/20130127_063030_14euA.fts', heuvia)&#10;;This one replaces one of the EUVIs for SDO AIA&#10;;imeuvib=sccreadfits('/home/hebe/data/sdo/aia/L1/193/20130127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1276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127/level1/20130127_082400_04c2A.fts', hdreventa)</text:p>
            <text:p>imaprev=sccreadfits(secchipath+'/a/img/cor2/20130127/level1/20130127_075400_04c2A.fts',hdreventpa)</text:p>
            <text:p>;SECCHI B</text:p>
            <text:p>imb=sccreadfits(secchipath+'/b/img/cor2/20130127/level1/20130127_082400_04c2B.fts', hdreventb)</text:p>
            <text:p>imbprev=sccreadfits(secchipath+'/b/img/cor2/20130127/level1/20130127_07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127/25446083.fts', lasco1hdr);+'/C3/L0/20130328/32334111.fts', lasco1hdr)</text:p>
            <text:p>lasco0=readfits(lascopath+'/20130127/25446082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127/preped/20130127_063030_14euB.fts', heuvib)</text:p>
            <text:p>imeuvia=sccreadfits(secchipath+'/a/img/euvi/20130127/preped/20130127_063030_14euA.fts', heuvia)</text:p>
            <text:p>;This one replaces one of the EUVIs for SDO AIA</text:p>
            <text:p>;imeuvib=sccreadfits('/home/hebe/data/sdo/aia/L1/193/20130127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5"/>
          <table:table-cell table:style-name="ce44" table:number-columns-repeated="4"/>
          <table:table-cell table:style-name="ce58" table:number-columns-repeated="5"/>
          <table:table-cell table:style-name="ce63" table:number-columns-repeated="9"/>
          <table:table-cell table:style-name="ce67" table:number-columns-repeated="982"/>
        </table:table-row>
        <table:table-row table:style-name="ro6"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20"/>
          <table:table-cell table:style-name="ce8"/>
          <table:table-cell table:style-name="ce15"/>
          <table:table-cell table:style-name="ce8"/>
          <table:table-cell table:style-name="ce15"/>
          <table:table-cell table:style-name="Default" table:number-columns-repeated="4"/>
          <table:table-cell table:style-name="ce8"/>
          <table:table-cell table:style-name="ce20" table:number-columns-repeated="5"/>
          <table:table-cell table:style-name="ce15"/>
          <table:table-cell table:style-name="ce45"/>
          <table:table-cell table:style-name="ce50"/>
          <table:table-cell table:style-name="ce54"/>
          <table:table-cell table:style-name="ce45" table:number-columns-repeated="4"/>
          <table:table-cell table:style-name="ce59" table:number-columns-repeated="5"/>
          <table:table-cell table:style-name="ce64" table:number-columns-repeated="9"/>
          <table:table-cell table:number-columns-repeated="982"/>
        </table:table-row>
        <table:table-row table:style-name="ro7">
          <table:table-cell table:style-name="ce9"/>
          <table:table-cell table:style-name="ce19" table:number-columns-repeated="3"/>
          <table:table-cell table:style-name="ce8"/>
          <table:table-cell table:style-name="ce20"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20" table:number-columns-repeated="5"/>
          <table:table-cell table:style-name="ce15"/>
          <table:table-cell table:style-name="ce45"/>
          <table:table-cell table:style-name="ce50"/>
          <table:table-cell table:style-name="ce45" table:number-columns-repeated="5"/>
          <table:table-cell table:style-name="ce59" table:number-columns-repeated="5"/>
          <table:table-cell table:style-name="ce64" table:number-columns-repeated="9"/>
          <table:table-cell table:number-columns-repeated="982"/>
        </table:table-row>
        <table:table-row table:style-name="ro8">
          <table:table-cell table:style-name="ce8"/>
          <table:table-cell table:style-name="ce20"/>
          <table:table-cell table:style-name="ce8"/>
          <table:table-cell table:style-name="ce20"/>
          <table:table-cell table:style-name="ce8"/>
          <table:table-cell table:style-name="ce20"/>
          <table:table-cell table:style-name="ce8" office:value-type="string" calcext:value-type="string">
            <text:p>You may want C3</text:p>
          </table:table-cell>
          <table:table-cell table:style-name="ce15"/>
          <table:table-cell table:style-name="ce8"/>
          <table:table-cell table:style-name="ce15"/>
          <table:table-cell table:style-name="ce8"/>
          <table:table-cell table:style-name="ce20"/>
          <table:table-cell table:style-name="ce8"/>
          <table:table-cell table:style-name="ce20"/>
          <table:table-cell table:style-name="ce8"/>
          <table:table-cell table:style-name="ce20" table:number-columns-repeated="5"/>
          <table:table-cell table:style-name="Default"/>
          <table:table-cell table:style-name="ce45"/>
          <table:table-cell table:style-name="Default"/>
          <table:table-cell table:style-name="ce45" table:number-columns-repeated="5"/>
          <table:table-cell table:style-name="ce59" table:number-columns-repeated="5"/>
          <table:table-cell table:style-name="ce64" table:number-columns-repeated="9"/>
          <table:table-cell table:number-columns-repeated="982"/>
        </table:table-row>
        <table:table-row table:style-name="ro7">
          <table:table-cell table:style-name="ce10" office:value-type="time" office:time-value="PT07H05M00S" calcext:value-type="time">
            <text:p>07:05:00</text:p>
          </table:table-cell>
          <table:table-cell table:style-name="ce15" office:value-type="string" calcext:value-type="string">
            <text:p>20130127_070500_0B4c1B.ft</text:p>
          </table:table-cell>
          <table:table-cell table:style-name="ce10" office:value-type="time" office:time-value="PT06H55M00S" calcext:value-type="time">
            <text:p>06:55:00</text:p>
          </table:table-cell>
          <table:table-cell table:style-name="ce15" office:value-type="string" calcext:value-type="string">
            <text:p>20130127_065500_0B4c1B.ft</text:p>
          </table:table-cell>
          <table:table-cell table:style-name="ce8"/>
          <table:table-cell table:style-name="ce20"/>
          <table:table-cell table:style-name="ce8"/>
          <table:table-cell table:style-name="ce15"/>
          <table:table-cell table:style-name="ce8"/>
          <table:table-cell table:style-name="ce20"/>
          <table:table-cell table:style-name="ce10" office:value-type="time" office:time-value="PT07H05M00S" calcext:value-type="time">
            <text:p>07:05:00</text:p>
          </table:table-cell>
          <table:table-cell table:style-name="ce15" office:value-type="string" calcext:value-type="string">
            <text:p>20130127_070500_0B4c1A.fts</text:p>
          </table:table-cell>
          <table:table-cell table:style-name="ce10" office:value-type="time" office:time-value="PT06H55M00S" calcext:value-type="time">
            <text:p>06:55:00</text:p>
          </table:table-cell>
          <table:table-cell table:style-name="ce15" office:value-type="string" calcext:value-type="string">
            <text:p>20130127_065500_0B4c1A.fts</text:p>
          </table:table-cell>
          <table:table-cell table:style-name="ce8"/>
          <table:table-cell table:style-name="ce20" table:number-columns-repeated="6"/>
          <table:table-cell table:style-name="ce45"/>
          <table:table-cell table:style-name="ce50"/>
          <table:table-cell table:style-name="ce45" table:number-columns-repeated="5"/>
          <table:table-cell table:style-name="ce59" table:number-columns-repeated="5"/>
          <table:table-cell table:style-name="ce64" table:number-columns-repeated="9"/>
          <table:table-cell table:number-columns-repeated="982"/>
        </table:table-row>
        <table:table-row table:style-name="ro7" table:number-rows-repeated="2">
          <table:table-cell table:style-name="ce8"/>
          <table:table-cell table:style-name="ce20"/>
          <table:table-cell table:style-name="ce8"/>
          <table:table-cell table:style-name="ce20"/>
          <table:table-cell table:style-name="ce8"/>
          <table:table-cell table:style-name="ce20"/>
          <table:table-cell table:style-name="ce8"/>
          <table:table-cell table:style-name="ce15"/>
          <table:table-cell table:style-name="ce8"/>
          <table:table-cell table:style-name="ce20"/>
          <table:table-cell table:style-name="ce8"/>
          <table:table-cell table:style-name="ce20"/>
          <table:table-cell table:style-name="ce8"/>
          <table:table-cell table:style-name="ce20"/>
          <table:table-cell table:style-name="ce8"/>
          <table:table-cell table:style-name="ce20" table:number-columns-repeated="6"/>
          <table:table-cell table:style-name="ce45"/>
          <table:table-cell table:style-name="ce50"/>
          <table:table-cell table:style-name="ce45" table:number-columns-repeated="5"/>
          <table:table-cell table:style-name="ce59" table:number-columns-repeated="5"/>
          <table:table-cell table:style-name="ce64" table:number-columns-repeated="9"/>
          <table:table-cell table:number-columns-repeated="982"/>
        </table:table-row>
        <table:table-row table:style-name="ro7">
          <table:table-cell table:style-name="ce10"/>
          <table:table-cell table:style-name="ce15"/>
          <table:table-cell table:style-name="ce10"/>
          <table:table-cell table:style-name="ce15"/>
          <table:table-cell table:style-name="ce8"/>
          <table:table-cell table:style-name="ce20"/>
          <table:table-cell table:style-name="ce8"/>
          <table:table-cell table:style-name="ce15"/>
          <table:table-cell table:style-name="ce8"/>
          <table:table-cell table:style-name="ce20"/>
          <table:table-cell table:style-name="ce8"/>
          <table:table-cell table:style-name="ce20"/>
          <table:table-cell table:style-name="ce8"/>
          <table:table-cell table:style-name="ce20"/>
          <table:table-cell table:style-name="ce8"/>
          <table:table-cell table:style-name="ce20" table:number-columns-repeated="6"/>
          <table:table-cell table:style-name="ce45"/>
          <table:table-cell table:style-name="ce50"/>
          <table:table-cell table:style-name="ce45" table:number-columns-repeated="5"/>
          <table:table-cell table:style-name="ce59" table:number-columns-repeated="5"/>
          <table:table-cell table:style-name="ce64" table:number-columns-repeated="2"/>
          <table:table-cell table:style-name="ce66"/>
          <table:table-cell table:style-name="ce64" table:number-columns-repeated="6"/>
          <table:table-cell table:number-columns-repeated="982"/>
        </table:table-row>
        <table:table-row table:style-name="ro7" table:number-rows-repeated="2">
          <table:table-cell table:style-name="ce10"/>
          <table:table-cell table:style-name="ce15"/>
          <table:table-cell table:style-name="ce10"/>
          <table:table-cell table:style-name="ce15"/>
          <table:table-cell table:style-name="ce8"/>
          <table:table-cell table:style-name="ce20"/>
          <table:table-cell table:style-name="ce8"/>
          <table:table-cell table:style-name="ce15"/>
          <table:table-cell table:style-name="ce8"/>
          <table:table-cell table:style-name="ce20"/>
          <table:table-cell table:style-name="ce8"/>
          <table:table-cell table:style-name="ce20"/>
          <table:table-cell table:style-name="ce8"/>
          <table:table-cell table:style-name="ce20"/>
          <table:table-cell table:style-name="ce8"/>
          <table:table-cell table:style-name="ce20" table:number-columns-repeated="6"/>
          <table:table-cell table:style-name="ce45"/>
          <table:table-cell table:style-name="ce50"/>
          <table:table-cell table:style-name="ce45" table:number-columns-repeated="5"/>
          <table:table-cell table:style-name="ce59" table:number-columns-repeated="5"/>
          <table:table-cell table:style-name="ce64" table:number-columns-repeated="9"/>
          <table:table-cell table:number-columns-repeated="982"/>
        </table:table-row>
        <table:table-row table:style-name="ro7">
          <table:table-cell table:style-name="ce10"/>
          <table:table-cell table:style-name="ce15"/>
          <table:table-cell table:style-name="ce10"/>
          <table:table-cell table:style-name="ce15"/>
          <table:table-cell table:style-name="ce8"/>
          <table:table-cell table:style-name="ce20"/>
          <table:table-cell table:style-name="ce8"/>
          <table:table-cell table:style-name="ce20"/>
          <table:table-cell table:style-name="ce8"/>
          <table:table-cell table:style-name="ce20"/>
          <table:table-cell table:style-name="ce8"/>
          <table:table-cell table:style-name="ce20"/>
          <table:table-cell table:style-name="ce8"/>
          <table:table-cell table:style-name="ce20"/>
          <table:table-cell table:style-name="ce8"/>
          <table:table-cell table:style-name="ce20" table:number-columns-repeated="6"/>
          <table:table-cell table:style-name="ce45"/>
          <table:table-cell table:style-name="ce50"/>
          <table:table-cell table:style-name="ce45" table:number-columns-repeated="5"/>
          <table:table-cell table:style-name="ce59" table:number-columns-repeated="5"/>
          <table:table-cell table:style-name="ce64" table:number-columns-repeated="9"/>
          <table:table-cell table:number-columns-repeated="982"/>
        </table:table-row>
        <table:table-row table:style-name="ro7" table:number-rows-repeated="14"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 table:number-columns-repeated="6"/>
          <table:table-cell table:style-name="ce43"/>
          <table:table-cell table:style-name="ce52"/>
          <table:table-cell table:style-name="ce43" table:number-columns-repeated="5"/>
          <table:table-cell table:style-name="ce19" table:number-columns-repeated="5"/>
          <table:table-cell table:style-name="ce60" table:number-columns-repeated="9"/>
          <table:table-cell table:number-columns-repeated="982"/>
        </table:table-row>
        <table:table-row table:style-name="ro7"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 table:number-columns-repeated="6"/>
          <table:table-cell table:style-name="ce43"/>
          <table:table-cell table:style-name="ce52"/>
          <table:table-cell table:style-name="ce43" table:number-columns-repeated="5"/>
          <table:table-cell table:style-name="ce19" table:number-columns-repeated="5"/>
          <table:table-cell table:style-name="ce60"/>
          <table:table-cell table:style-name="ce65"/>
          <table:table-cell table:style-name="ce60" table:number-columns-repeated="7"/>
          <table:table-cell table:number-columns-repeated="982"/>
        </table:table-row>
        <table:table-row table:style-name="ro7" table:number-rows-repeated="15"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 table:number-columns-repeated="6"/>
          <table:table-cell table:style-name="ce43"/>
          <table:table-cell table:style-name="ce52"/>
          <table:table-cell table:style-name="ce43" table:number-columns-repeated="5"/>
          <table:table-cell table:style-name="ce19" table:number-columns-repeated="5"/>
          <table:table-cell table:style-name="ce60" table:number-columns-repeated="9"/>
          <table:table-cell table:number-columns-repeated="982"/>
        </table:table-row>
        <table:table-row table:style-name="ro7" table:number-rows-repeated="14">
          <table:table-cell table:style-name="ce10"/>
          <table:table-cell table:style-name="ce15"/>
          <table:table-cell table:style-name="ce10"/>
          <table:table-cell table:style-name="ce26"/>
          <table:table-cell table:style-name="ce30"/>
          <table:table-cell table:style-name="ce26"/>
          <table:table-cell table:style-name="ce35"/>
          <table:table-cell table:style-name="ce15"/>
          <table:table-cell table:style-name="ce10"/>
          <table:table-cell table:style-name="ce26"/>
          <table:table-cell table:style-name="ce35"/>
          <table:table-cell table:style-name="ce36"/>
          <table:table-cell table:style-name="ce37"/>
          <table:table-cell table:style-name="ce26"/>
          <table:table-cell table:style-name="ce30"/>
          <table:table-cell table:style-name="ce26" table:number-columns-repeated="4"/>
          <table:table-cell table:style-name="ce39"/>
          <table:table-cell table:style-name="ce15"/>
          <table:table-cell table:style-name="ce43"/>
          <table:table-cell table:style-name="ce52"/>
          <table:table-cell table:style-name="ce43" table:number-columns-repeated="5"/>
          <table:table-cell table:style-name="ce19" table:number-columns-repeated="5"/>
          <table:table-cell table:style-name="ce60" table:number-columns-repeated="9"/>
          <table:table-cell table:number-columns-repeated="982"/>
        </table:table-row>
        <table:table-row table:style-name="ro7" table:number-rows-repeated="13">
          <table:table-cell table:style-name="ce10"/>
          <table:table-cell table:style-name="ce15"/>
          <table:table-cell table:style-name="ce10"/>
          <table:table-cell table:style-name="ce26"/>
          <table:table-cell table:style-name="ce30"/>
          <table:table-cell table:style-name="ce26"/>
          <table:table-cell table:style-name="ce35"/>
          <table:table-cell table:style-name="ce15"/>
          <table:table-cell table:style-name="ce10"/>
          <table:table-cell table:style-name="ce26"/>
          <table:table-cell table:style-name="ce35"/>
          <table:table-cell table:style-name="ce36"/>
          <table:table-cell table:style-name="ce37"/>
          <table:table-cell table:style-name="ce26"/>
          <table:table-cell table:style-name="ce30"/>
          <table:table-cell table:style-name="ce26" table:number-columns-repeated="4"/>
          <table:table-cell table:style-name="ce39"/>
          <table:table-cell table:style-name="ce15"/>
          <table:table-cell table:style-name="ce19"/>
          <table:table-cell table:style-name="ce46"/>
          <table:table-cell table:style-name="ce19" table:number-columns-repeated="10"/>
          <table:table-cell table:style-name="ce60" table:number-columns-repeated="9"/>
          <table:table-cell table:number-columns-repeated="982"/>
        </table:table-row>
        <table:table-row table:style-name="ro7" table:number-rows-repeated="123"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09"/>
        </table:table-row>
        <table:table-row table:style-name="ro7" table:number-rows-repeated="4">
          <table:table-cell table:style-name="ce11"/>
          <table:table-cell/>
          <table:table-cell table:style-name="ce11"/>
          <table:table-cell table:number-columns-repeated="5"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09"/>
        </table:table-row>
        <table:table-row table:style-name="ro7" table:number-rows-repeated="2">
          <table:table-cell table:style-name="ce11"/>
          <table:table-cell/>
          <table:table-cell table:style-name="ce11"/>
          <table:table-cell table:number-columns-repeated="5"/>
          <table:table-cell table:style-name="ce11"/>
          <table:table-cell/>
          <table:table-cell table:style-name="ce11"/>
          <table:table-cell table:number-columns-repeated="3"/>
          <table:table-cell table:style-name="ce11"/>
          <table:table-cell table:number-columns-repeated="1009"/>
        </table:table-row>
        <table:table-row table:style-name="ro7" table:number-rows-repeated="2">
          <table:table-cell table:style-name="ce11"/>
          <table:table-cell/>
          <table:table-cell table:style-name="ce11"/>
          <table:table-cell table:number-columns-repeated="7"/>
          <table:table-cell table:style-name="ce11"/>
          <table:table-cell table:number-columns-repeated="3"/>
          <table:table-cell table:style-name="ce11"/>
          <table:table-cell table:number-columns-repeated="1009"/>
        </table:table-row>
        <table:table-row table:style-name="ro7" table:number-rows-repeated="2">
          <table:table-cell table:style-name="ce11"/>
          <table:table-cell table:number-columns-repeated="9"/>
          <table:table-cell table:style-name="ce11"/>
          <table:table-cell table:number-columns-repeated="3"/>
          <table:table-cell table:style-name="ce11"/>
          <table:table-cell table:number-columns-repeated="1009"/>
        </table:table-row>
        <table:table-row table:style-name="ro7" table:number-rows-repeated="5">
          <table:table-cell table:style-name="ce11"/>
          <table:table-cell table:number-columns-repeated="13"/>
          <table:table-cell table:style-name="ce11"/>
          <table:table-cell table:number-columns-repeated="1009"/>
        </table:table-row>
        <table:table-row table:style-name="ro7" table:number-rows-repeated="21">
          <table:table-cell table:number-columns-repeated="14"/>
          <table:table-cell table:style-name="ce11"/>
          <table:table-cell table:number-columns-repeated="1009"/>
        </table:table-row>
        <table:table-row table:style-name="ro7" table:number-rows-repeated="10483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 style:data-style-name="N2" text:time-value="11:05:05.2319266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20:46:02.483629862</meta:creation-date>
    <dc:date>2017-10-17T11:54:45.678425836</dc:date>
    <meta:editing-duration>PT1H23M56S</meta:editing-duration>
    <meta:editing-cycles>23</meta:editing-cycles>
    <meta:generator>LibreOffice/4.2.8.2$Linux_x86 LibreOffice_project/420m0$Build-2</meta:generator>
    <meta:document-statistic meta:table-count="1" meta:cell-count="166" meta:object-count="0"/>
  </office:meta>
</office:document-meta>
</file>